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eb613d" draw:fill="solid" draw:fill-color="#eb613d" draw:textarea-horizontal-align="justify" draw:textarea-vertical-align="middle" draw:auto-grow-height="false"/>
    </style:style>
    <style:style style:name="gr3" style:family="graphic" style:parent-style-name="standard">
      <style:graphic-properties svg:stroke-color="#eb613d" draw:fill-color="#eb613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" style:family="paragraph">
      <style:text-properties fo:color="#00ff00"/>
    </style:style>
    <style:style style:name="P4" style:family="paragraph">
      <style:text-properties fo:color="#00ff00" fo:font-size="18pt" style:font-size-asian="18pt" style:font-size-complex="18pt"/>
    </style:style>
    <style:style style:name="P5" style:family="paragraph">
      <style:text-properties fo:color="#00ff00" fo:font-size="14pt" style:font-size-asian="14pt" style:font-size-complex="14pt"/>
    </style:style>
    <style:style style:name="T1" style:family="text">
      <style:text-properties fo:color="#00ff00"/>
    </style:style>
    <style:style style:name="T2" style:family="text">
      <style:text-properties fo:color="#00ff00" fo:font-size="18pt" style:font-size-asian="18pt" style:font-size-complex="18pt"/>
    </style:style>
    <style:style style:name="T3" style:family="text">
      <style:text-properties fo:color="#00ff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2.7cm" svg:x="8.5cm" svg:y="3.9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cm" svg:height="2.7cm" svg:x="1.2cm" svg:y="6.2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5cm" svg:height="2.8cm" svg:x="9.2cm" svg:y="7.8cm">
          <text:p text:style-name="P2">Resourc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5cm" svg:height="2.7cm" svg:x="14.2cm" svg:y="6.1cm">
          <text:p text:style-name="P1">Messag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5cm" svg:y1="5.25cm" svg:x2="3.45cm" svg:y2="6.2cm" draw:start-shape="id1" draw:start-glue-point="3" draw:end-shape="id2" draw:end-glue-point="0" svg:d="M8500 5250h-5050v950" svg:viewBox="0 0 5051 951">
          <text:p/>
        </draw:connector>
        <draw:connector draw:style-name="gr4" draw:text-style-name="P1" draw:layer="layout" svg:x1="13cm" svg:y1="5.25cm" svg:x2="16.45cm" svg:y2="6.1cm" draw:start-shape="id1" draw:start-glue-point="1" draw:end-shape="id3" draw:end-glue-point="0" svg:d="M13000 5250h3450v850" svg:viewBox="0 0 3451 851">
          <text:p/>
        </draw:connector>
        <draw:connector draw:style-name="gr4" draw:text-style-name="P1" draw:layer="layout" draw:type="line" svg:x1="5.7cm" svg:y1="7.55cm" svg:x2="9.2cm" svg:y2="9.2cm" draw:start-shape="id2" draw:start-glue-point="1" draw:end-shape="id4" draw:end-glue-point="3" svg:d="M5700 7550l3500 1650" svg:viewBox="0 0 3501 1651">
          <text:p/>
        </draw:connector>
        <draw:connector draw:style-name="gr4" draw:text-style-name="P1" draw:layer="layout" svg:x1="16.45cm" svg:y1="8.8cm" svg:x2="13.7cm" svg:y2="9.2cm" draw:start-shape="id3" draw:start-glue-point="2" draw:end-shape="id4" draw:end-glue-point="1" svg:d="M16450 8800v400h-2750" svg:viewBox="0 0 2751 401">
          <text:p/>
        </draw:connector>
        <draw:custom-shape draw:style-name="gr5" draw:text-style-name="P1" xml:id="id5" draw:id="id5" draw:layer="layout" svg:width="3.6cm" svg:height="0.7cm" svg:x="8.95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1.3cm" svg:x="9.45cm" svg:y="1.1cm">
          <text:p text:style-name="P1">Brows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75cm" svg:y1="3.1cm" svg:x2="10.75cm" svg:y2="3.9cm" draw:start-shape="id5" draw:start-glue-point="2" draw:end-shape="id1" draw:end-glue-point="0" svg:d="M10750 3100v800" svg:viewBox="0 0 1 801">
          <text:p/>
        </draw:connector>
        <draw:connector draw:style-name="gr4" draw:text-style-name="P1" draw:layer="layout" draw:type="line" svg:x1="10.75cm" svg:y1="6.6cm" svg:x2="11.45cm" svg:y2="7.8cm" draw:start-shape="id1" draw:start-glue-point="2" draw:end-shape="id4" draw:end-glue-point="0" svg:d="M10750 6600l700 1200" svg:viewBox="0 0 701 1201">
          <text:p/>
        </draw:connector>
        <draw:custom-shape draw:style-name="gr7" draw:text-style-name="P1" xml:id="id6" draw:id="id6" draw:layer="layout" svg:width="4.1cm" svg:height="2.8cm" svg:x="4.1cm" svg:y="9.3cm">
          <text:p text:style-name="P1">Red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draw:type="line" svg:x1="3.45cm" svg:y1="8.9cm" svg:x2="4.1cm" svg:y2="10.7cm" draw:start-shape="id2" draw:start-glue-point="2" draw:end-shape="id6" draw:end-glue-point="6" svg:d="M3450 8900l650 1800" svg:viewBox="0 0 651 1801">
          <text:p/>
        </draw:connector>
        <draw:connector draw:style-name="gr8" draw:text-style-name="P1" draw:layer="layout" svg:x1="16.45cm" svg:y1="8.8cm" svg:x2="6.15cm" svg:y2="12.1cm" draw:start-shape="id3" draw:end-shape="id6" draw:end-glue-point="7" svg:d="M16450 8800v3802h-10300v-502" svg:viewBox="0 0 10301 3803">
          <text:p/>
        </draw:connector>
        <draw:connector draw:style-name="gr8" draw:text-style-name="P1" draw:layer="layout" svg:x1="11.45cm" svg:y1="10.6cm" svg:x2="6.15cm" svg:y2="12.1cm" draw:start-shape="id4" draw:start-glue-point="2" draw:end-shape="id6" draw:end-glue-point="7" svg:d="M11450 10600v2002h-5300v-502" svg:viewBox="0 0 5301 2003">
          <text:p/>
        </draw:connector>
        <draw:connector draw:style-name="gr8" draw:text-style-name="P1" draw:layer="layout" draw:type="line" svg:x1="10.75cm" svg:y1="6.6cm" svg:x2="6.15cm" svg:y2="9.3cm" draw:start-shape="id1" draw:start-glue-point="2" draw:end-shape="id6" draw:end-glue-point="5" svg:d="M10750 6600l-4600 2700" svg:viewBox="0 0 4601 2701">
          <text:p/>
        </draw:connector>
        <draw:frame draw:style-name="gr9" draw:text-style-name="P3" draw:layer="layout" svg:width="2.263cm" svg:height="0.962cm" draw:transform="rotate (1.5707963267949) translate (12.1cm 6.4cm)">
          <draw:text-box>
            <text:p text:style-name="P3"><text:span text:style-name="T1">USER</text:span></text:p>
          </draw:text-box>
        </draw:frame>
        <draw:frame draw:style-name="gr9" draw:text-style-name="P4" draw:layer="layout" svg:width="2.547cm" svg:height="0.962cm" draw:transform="rotate (1.5707963267949) translate (8.5cm 6.401cm)">
          <draw:text-box>
            <text:p text:style-name="P4"><text:span text:style-name="T2">ADMIN</text:span></text:p>
          </draw:text-box>
        </draw:frame>
        <draw:frame draw:style-name="gr9" draw:text-style-name="P5" draw:layer="layout" svg:width="4.879cm" svg:height="0.806cm" svg:x="1cm" svg:y="6.152cm">
          <draw:text-box>
            <text:p text:style-name="P5"><text:span text:style-name="T3">READER | WRI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3-06T14:32:46.618477566</dc:date>
    <meta:editing-duration>P1DT18H37M57S</meta:editing-duration>
    <meta:editing-cycles>13</meta:editing-cycles>
    <meta:generator>LibreOffice/4.2.6.3$Linux_X86_64 LibreOffice_project/420m0$Build-3</meta:generator>
    <meta:document-statistic meta:object-count="20"/>
  </office:meta>
</office:document-meta>
</file>